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95cb7" officeooo:paragraph-rsid="00095cb7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officeooo:rsid="00095cb7" officeooo:paragraph-rsid="000ac1ee" style:font-size-asian="17.5pt" style:font-size-complex="20pt"/>
    </style:style>
    <style:style style:name="P3" style:family="paragraph" style:parent-style-name="Standard">
      <style:text-properties fo:font-size="13pt" officeooo:rsid="00095cb7" officeooo:paragraph-rsid="00095cb7" style:font-size-asian="13pt" style:font-size-complex="13pt"/>
    </style:style>
    <style:style style:name="P4" style:family="paragraph" style:parent-style-name="Standard">
      <style:text-properties fo:font-size="13pt" officeooo:rsid="000ac1ee" officeooo:paragraph-rsid="000ac1ee" style:font-size-asian="13pt" style:font-size-complex="13pt"/>
    </style:style>
    <style:style style:name="P5" style:family="paragraph" style:parent-style-name="Standard">
      <style:text-properties fo:font-size="13pt" officeooo:rsid="00095cb7" officeooo:paragraph-rsid="000ac1ee" fo:background-color="#ffff00" style:font-size-asian="13pt" style:font-size-complex="13pt"/>
    </style:style>
    <style:style style:name="P6" style:family="paragraph" style:parent-style-name="Standard">
      <style:text-properties fo:font-size="13pt" officeooo:rsid="00095cb7" officeooo:paragraph-rsid="00095cb7" fo:background-color="#ffff00" style:font-size-asian="13pt" style:font-size-complex="13pt"/>
    </style:style>
    <style:style style:name="P7" style:family="paragraph" style:parent-style-name="Standard">
      <style:text-properties fo:font-size="13pt" officeooo:rsid="00095cb7" officeooo:paragraph-rsid="00095cb7" fo:background-color="#ffff00" style:font-size-asian="13pt" style:font-size-complex="13pt"/>
    </style:style>
    <style:style style:name="P8" style:family="paragraph" style:parent-style-name="Standard">
      <style:text-properties fo:font-size="13pt" officeooo:rsid="00095cb7" officeooo:paragraph-rsid="000ac1ee" fo:background-color="#ffff00" style:font-size-asian="13pt" style:font-size-complex="13pt"/>
    </style:style>
    <style:style style:name="P9" style:family="paragraph" style:parent-style-name="Standard">
      <style:text-properties fo:font-size="13pt" officeooo:rsid="000ac1ee" officeooo:paragraph-rsid="000ac1ee" fo:background-color="#ffff00" style:font-size-asian="13pt" style:font-size-complex="13pt"/>
    </style:style>
    <style:style style:name="T1" style:family="text">
      <style:text-properties officeooo:rsid="000ac1ee"/>
    </style:style>
    <style:style style:name="T2" style:family="text">
      <style:text-properties officeooo:rsid="0010d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tos à chercher :</text:p>
      <text:p text:style-name="P2">-pour les mignonneries :</text:p>
      <text:p text:style-name="P5">ours:pour Léa :)</text:p>
      <text:p text:style-name="P5">chiens(berger américains,déjà fait,interdit de supprimer des photos) A MOI !:)</text:p>
      <text:p text:style-name="P6">chats :pour Nicolas :)</text:p>
      <text:p text:style-name="P7">animaux de la savanes(girafons,éléphanteaux,lionceaux,singe,suricates,hippo,...)</text:p>
      <text:p text:style-name="P7">animaux de la foret(hérisson,renard,cerf,loup,écureuil,sanglier bébé,…)</text:p>
      <text:p text:style-name="P8">animaux exotique(panda,panda roux,kangourou,lama,fennec,<text:span text:style-name="T1">paresseux,...)</text:span> </text:p>
      <text:p text:style-name="P9">animaux marins et arctique(loutre blanche et grise ,dauphin,tortue,ours blanc,renard des neiges,lapins des neiges)</text:p>
      <text:p text:style-name="P9">axolot<text:span text:style-name="T2">l </text:span></text:p>
      <text:p text:style-name="P4">apres comme vous voulez</text:p>
      <text:p text:style-name="P4"><text:tab/></text:p>
      <text:p text:style-name="P3"><text:tab/>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08:43:47.393000000</meta:creation-date>
    <dc:date>2022-03-28T11:57:32.684000000</dc:date>
    <meta:editing-duration>PT17M29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3" meta:word-count="55" meta:character-count="530" meta:non-whitespace-character-count="480"/>
  </office:meta>
</office:document-meta>
</file>